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D800000015249400B3.png" manifest:media-type="image/png"/>
  <manifest:file-entry manifest:full-path="Pictures/100002010000022200000015519E9CA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861d6"/>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861d6"/>
    </style:style>
    <style:style style:name="P4" style:family="paragraph" style:parent-style-name="Text_20_body">
      <style:paragraph-properties fo:margin-top="0cm" fo:margin-bottom="0cm" loext:contextual-spacing="false"/>
      <style:text-properties officeooo:paragraph-rsid="001861d6"/>
    </style:style>
    <style:style style:name="P5"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6" style:family="paragraph" style:parent-style-name="Textkörper.caption">
      <style:paragraph-properties style:line-height-at-least="0.529cm"/>
      <style:text-properties fo:color="#808080" style:font-name="Lato" fo:font-size="9.75pt" fo:font-weight="normal" officeooo:paragraph-rsid="001861d6"/>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Standard">
      <style:text-properties fo:font-size="10pt" officeooo:paragraph-rsid="001ee999" style:font-size-asian="10pt" style:font-size-complex="10pt"/>
    </style:style>
    <style:style style:name="P9" style:family="paragraph" style:parent-style-name="Heading_20_1">
      <style:paragraph-properties fo:margin-top="0cm" fo:margin-bottom="0cm" loext:contextual-spacing="false"/>
      <style:text-properties officeooo:paragraph-rsid="001861d6"/>
    </style:style>
    <style:style style:name="T1" style:family="text">
      <style:text-properties officeooo:rsid="001871e1"/>
    </style:style>
    <style:style style:name="T2" style:family="text">
      <style:text-properties officeooo:rsid="001a6fe9"/>
    </style:style>
    <style:style style:name="T3" style:family="text">
      <style:text-properties officeooo:rsid="0019d4a2"/>
    </style:style>
    <style:style style:name="T4" style:family="text">
      <style:text-properties officeooo:rsid="0019e394"/>
    </style:style>
    <style:style style:name="T5" style:family="text">
      <style:text-properties officeooo:rsid="001a177c"/>
    </style:style>
    <style:style style:name="T6" style:family="text">
      <style:text-properties officeooo:rsid="0019df79"/>
    </style:style>
    <style:style style:name="fr1"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Text Editor</text:p>
          </text:index-title>
          <text:p text:style-name="P7"><text:a xlink:type="simple" xlink:href="#__RefHeading___Toc248_279447375" text:style-name="Index_20_Link" text:visited-style-name="Index_20_Link">Text Editor<text:tab/>1</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9" text:outline-level="1"><text:bookmark-start text:name="__RefHeading___Toc248_279447375"/>Text Editor<text:bookmark-end text:name="__RefHeading___Toc248_279447375"/></text:h>
          </table:table-cell>
        </table:table-row>
      </table:table>
      <text:p text:style-name="P4"/>
      <text:p text:style-name="P3">Bforartists has a <text:span text:style-name="Emphasis">Text Editor</text:span> among its windows types, accessible via the <text:span text:style-name="Emphasis">Window type</text:span> menu<text:span text:style-name="T4">. It is mainly used to write Python scripts. In Blender the Text editor was also useful for the game engine. Bforartists doesn't have a game engine anymore. But you can still write Python addons in it. And so the text editor remains useful.</text:span></text:p>
      <text:p text:style-name="P3">The newly opened Text window <text:span text:style-name="T3">has</text:span> a very simple toolbar (<text:span text:style-name="Emphasis">Text Toolbar</text:span>).</text:p>
      <text:p text:style-name="P3"><draw:frame draw:style-name="fr1" draw:name="Bild1" text:anchor-type="as-char" svg:width="7.62cm" svg:height="0.741cm" draw:z-index="0"><draw:image xlink:href="Pictures/10000201000000D800000015249400B3.png" xlink:type="simple" xlink:show="embed" xlink:actuate="onLoad"/><svg:title>../_images/Extensions-Python-Text-editor-Default-Toolbar.jpg</svg:title></draw:frame> </text:p>
      <text:p text:style-name="P6">Text Toolbar.</text:p>
      <text:p text:style-name="P3">From left to right there are the standard <text:span text:style-name="Emphasis">Window type</text:span> selection button and the window menus. Then there is the Text ID Block browse button followed by the New button for creating new Text files. Once you click it, you will find that the Toolbar has changed.. for good!</text:p>
      <text:p text:style-name="P3"><draw:frame draw:style-name="fr2" draw:name="Bild2" text:anchor-type="as-char" svg:width="19.001cm" svg:height="0.72cm" draw:z-index="1"><draw:image xlink:href="Pictures/100002010000022200000015519E9CA0.png" xlink:type="simple" xlink:show="embed" xlink:actuate="onLoad"/><svg:title>../_images/Extensions-Python-Text-editor-Toolbar-with-file-open.jpg</svg:title></draw:frame> </text:p>
      <text:p text:style-name="P6">Text Toolbar with a file open</text:p>
      <text:p text:style-name="P3">Now you find a textbox to change name of your text file, followed by <text:span text:style-name="Strong_20_Emphasis">+</text:span> button to create new files. To remove the text block, click the <text:span text:style-name="Strong_20_Emphasis">X</text:span> button.</text:p>
      <text:p text:style-name="P3">The following three buttons toggle display of line numbers, word-wrap text and syntax highlighting respectively.</text:p>
      <text:p text:style-name="P3">Typing on the keyboard produces text in the text buffer. As usual, pressing dragging and releasing <text:span text:style-name="Source_20_Text">LMB</text:span> selects text.</text:p>
      <text:p text:style-name="P3">To delete a text buffer just press the <text:span text:style-name="Emphasis">X</text:span> button next to the buffer’s name, just as you do for materials, etc.</text:p>
      <text:p text:style-name="P3"><text:span text:style-name="T3">I</text:span>t is worth noticing that Bforartists comes with a fully functional Python interpreter built in, and with a lots of Bforartists-specific modules, as described in the API references.</text:p>
      <text:p text:style-name="P3">The <text:span text:style-name="Emphasis">Text Editor</text:span> has now also some dedicated Python scripts, which add some useful writing tools, like a class/function/variable browser, completion... You can access them through the <text:span text:style-name="T3">File / Template </text:span>menu entry.</text:p>
      <table:table table:name="Tabelle2" table:style-name="Tabelle2">
        <table:table-column table:style-name="Tabelle2.A"/>
        <table:table-row>
          <table:table-cell table:style-name="Tabelle2.A1" office:value-type="string">
            <text:p text:style-name="P5">Tip</text:p>
          </table:table-cell>
        </table:table-row>
        <table:table-row>
          <table:table-cell table:style-name="Tabelle2.A2" office:value-type="string">
            <text:p text:style-name="P3">Usages for the Text window</text:p>
            <text:p text:style-name="P3">The text window is handy also when you want to share your <text:span text:style-name="Source_20_Text">.blend</text:span> files with others. A <text:span text:style-name="Emphasis">Text</text:span> window can be used to write in a <text:span text:style-name="Source_20_Text">README</text:span> text explaining the contents of your blend file. Be sure to keep it visible when saving!</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15M35S</meta:editing-duration>
    <meta:editing-cycles>9</meta:editing-cycles>
    <meta:generator>LibreOffice/5.0.0.5$Windows_x86 LibreOffice_project/1b1a90865e348b492231e1c451437d7a15bb262b</meta:generator>
    <dc:date>2016-07-03T08:44:35.188000000</dc:date>
    <meta:document-statistic meta:table-count="2" meta:image-count="2" meta:object-count="0" meta:page-count="1" meta:paragraph-count="21" meta:word-count="344" meta:character-count="1953" meta:non-whitespace-character-count="1626"/>
    <meta:template xlink:type="simple" xlink:actuate="onRequest" xlink:title="standard1cm" xlink:href="../../../../AppData/Roaming/LibreOffice/4/user/template/standard1cm.ott" meta:date="2016-03-29T10:15:31.334000000"/>
  </office:meta>
</office:document-meta>
</file>